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orgia" svg:font-family="Georgi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 style:master-page-name="Standard">
      <style:paragraph-properties fo:margin-left="0cm" fo:margin-right="0cm" fo:margin-top="0cm" fo:margin-bottom="0cm" fo:line-height="115%" fo:text-align="start" style:justify-single-word="false" fo:text-indent="0cm" style:auto-text-indent="false" style:page-number="auto" fo:break-before="auto" fo:break-after="auto" style:writing-mode="lr-tb"/>
      <style:text-properties fo:color="#004dbb"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4" style:family="paragraph" style:parent-style-name="Standard" style:list-style-name="LS1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6" style:family="paragraph" style:parent-style-name="Standard" style:list-style-name="LS1">
      <style:paragraph-properties fo:margin-left="0cm" fo:margin-right="0cm" fo:margin-top="0cm" fo:margin-bottom="0cm" fo:line-height="115%" fo:text-align="start" style:justify-single-word="false" fo:text-indent="0cm" style:auto-text-indent="false" style:writing-mode="lr-tb"/>
    </style:style>
    <style:style style:name="P7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8" style:family="paragraph" style:parent-style-name="Standard" style:list-style-name="LS1">
      <style:paragraph-properties fo:margin-top="0cm" fo:margin-bottom="0cm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margin-top="0cm" fo:margin-bottom="0cm" fo:line-height="115%" fo:text-align="start" style:justify-single-word="false" fo:text-indent="-0.026cm" style:auto-text-indent="false" style:writing-mode="lr-tb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ement</text:p>
      <text:p text:style-name="P1"/>
      <text:p text:style-name="P2">Specification</text:p>
      <text:p text:style-name="P1">print a rectangle of asterix 15 by 7 to the screen</text:p>
      <text:p text:style-name="P1"/>
      <text:p text:style-name="P2">Algorithm</text:p>
      <text:list xml:id="list6317527019065117855" text:style-name="LS1">
        <text:list-item>
          <text:p text:style-name="P4">println a line of 15 asterix to the screen</text:p>
        </text:list-item>
        <text:list-item>
          <text:p text:style-name="P6">print 5 lines of 2 asterix formatted with 13 spaces between followed by a newline</text:p>
        </text:list-item>
        <text:list-item>
          <text:p text:style-name="P7">println a line of 15 asterix to the screen</text:p>
          <text:p text:style-name="P8"/>
        </text:list-item>
      </text:list>
      <text:p text:style-name="P9">Flowchart</text:p>
      <text:p text:style-name="P1">refer to Assignment.ccd</text:p>
      <text:p text:style-name="P1"/>
      <text:p text:style-name="P1"><text:span text:style-name="T1">Code</text:span><text:span text:style-name="T1"> </text:span><text:span text:style-name="T1">Design</text:span></text:p>
      <text:p text:style-name="P1"><text:span text:style-name="T1">System</text:span><text:span text:style-name="T1">.</text:span><text:span text:style-name="T1">out</text:span><text:span text:style-name="T1">.</text:span><text:span text:style-name="T1">println</text:span><text:span text:style-name="T1"><text:tab/><text:tab/><text:tab/></text:span>Will be used to display everything to the screen</text:p>
      <text:p text:style-name="P1"/>
      <text:p text:style-name="P2">Implementation</text:p>
      <text:p text:style-name="P5">refer to Rectangle.java</text:p>
      <text:p text:style-name="P1"/>
      <text:p text:style-name="P1"><text:span text:style-name="T1">Testing</text:span><text:span text:style-name="T1"> </text:span><text:span text:style-name="T1">and</text:span><text:span text:style-name="T1"> </text:span><text:span text:style-name="T1">Debugging</text:span></text:p>
      <text:p text:style-name="P1">This program required no debugging and ran flawlessly the first time, testing was required once or twice in order to obtain the proper formatt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="100%" fo:margin-left="0cm" fo:margin-right="0cm" fo:margin-top="0.847cm" fo:margin-bottom="0.212cm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24pt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Heading_20_2" style:display-name="Heading 2" style:family="paragraph" style:parent-style-name="Standard" style:class="text">
      <style:paragraph-properties fo:margin="100%" fo:margin-left="0cm" fo:margin-right="0cm" fo:margin-top="0.635cm" fo:margin-bottom="0.141cm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8pt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_20_3" style:display-name="Heading 3" style:family="paragraph" style:parent-style-name="Standard" style:class="text">
      <style:paragraph-properties fo:margin="100%" fo:margin-left="0cm" fo:margin-right="0cm" fo:margin-top="0.494cm" fo:margin-bottom="0.141cm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Heading_20_4" style:display-name="Heading 4" style:family="paragraph" style:parent-style-name="Standard" style:class="text">
      <style:paragraph-properties fo:margin="100%" fo:margin-left="0cm" fo:margin-right="0cm" fo:margin-top="0.423cm" fo:margin-bottom="0.071cm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_20_5" style:display-name="Heading 5" style:family="paragraph" style:parent-style-name="Standard" style:class="text">
      <style:paragraph-properties fo:margin="100%" fo:margin-left="0cm" fo:margin-right="0cm" fo:margin-top="0.388cm" fo:margin-bottom="0.071cm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Heading_20_6" style:display-name="Heading 6" style:family="paragraph" style:parent-style-name="Standard" style:class="text">
      <style:paragraph-properties fo:margin="100%" fo:margin-left="0cm" fo:margin-right="0cm" fo:margin-top="0.353cm" fo:margin-bottom="0.071cm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="100%" fo:margin-left="0cm" fo:margin-right="0cm" fo:margin-top="0.847cm" fo:margin-bottom="0.212cm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36pt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Subtitle" style:family="paragraph" style:parent-style-name="Standard" style:class="chapter">
      <style:paragraph-properties fo:margin="100%" fo:margin-left="0cm" fo:margin-right="0cm" fo:margin-top="0.635cm" fo:margin-bottom="0.141cm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font-name="Georgia" fo:font-size="24pt" fo:font-style="italic" style:text-underline-style="none" fo:font-weight="normal" style:font-name-asian="Georgia" style:font-size-asian="24pt" style:font-style-asian="italic" style:font-weight-asian="normal" style:font-name-complex="Georgia" style:font-size-complex="24pt" style:font-style-complex="italic" style:font-weight-complex="normal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/>
    <meta:initial-creator/>
    <meta:editing-cycles>5</meta:editing-cycles>
    <dc:date>2015-10-19T12:34:40.95</dc:date>
    <meta:editing-duration>PT32M14S</meta:editing-duration>
    <meta:document-statistic meta:table-count="0" meta:image-count="0" meta:object-count="0" meta:page-count="1" meta:paragraph-count="15" meta:word-count="97" meta:character-count="570"/>
  </office:meta>
</office:document-meta>
</file>